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4">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6">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7">
      <style:paragraph-properties fo:margin-top="0in" fo:margin-bottom="0in"/>
    </style:style>
  </office:automatic-styles>
  <office:body>
    <office:text>
      <text:p text:style-name="Title">Org-mode and Pandoc for Technical Writing</text:p>
      <text:p text:style-name="Author">Tomáš Kruliš</text:p>
      <text:p text:style-name="Date">{{{TIME(%d. %m. %Y)}}}</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echnical writing is an art in its own. When writing a manual, technical writer has to be the middle ground between software developers and users. As a technical writer you have to bring the subject matter, the software you are writing about, closer to its users. Very often you will have to cooperate directly with software developers and using version control tools such as <text:span text:style-name="Source_Text">git</text:span> . I found it beneficial to use efficient tools that help you get the task done, and are also extensible to accommodate any need should arise from writing process.</text:p>
      <text:p text:style-name="Text_20_body">That is why I have decided to make this basic blog, suitable for beginners trying to find good workflow setup for their writing.</text:p>
      <text:h text:style-name="Heading_20_2" text:outline-level="2"><text:bookmark-start text:name="tools-i-recommend-and-rationale-why-to-use-them"/>Tools I recommend and rationale why to use them<text:bookmark-end text:name="tools-i-recommend-and-rationale-why-to-use-them"/></text:h>
      <text:p text:style-name="First_20_paragraph">As noted above, I prefer to use tools that are extensible and allow a lot of options to meet any requirements that I may be facing during writing. The con is, as you might have guessed from the blog title, that these tools are often very complex. Also, I prefer to use open source tools whenever possible.</text:p>
      <text:p text:style-name="Text_20_body">What does a technical writer need to do his job? For starters, it would be an <text:span text:style-name="T1">text editor</text:span>. That is a program that allows you to write text. Simple as that.</text:p>
      <text:p text:style-name="Text_20_body">I would advise against writing in binary formats like <text:span text:style-name="Source_Text">docx</text:span> and <text:span text:style-name="Source_Text">odt</text:span> (which are in fact archives of multiple files). The reason being is that it is actually more challenging to maintain consistent document structure and look with writing in those formats. From my experience, it is much more efficient to focus on content as a writer, and leave upholding the formatting and overall consistency on another application.</text:p>
      <text:p text:style-name="Text_20_body">For choosing a text editor, well, the name of this blog is “{{{title}}},” and <text:span text:style-name="Source_Text">org-mode</text:span> is a markup format native to program <text:span text:style-name="Source_Text">GNU/Emacs</text:span> (further referred to simply as <text:span text:style-name="Source_Text">emacs</text:span>). Because <text:span text:style-name="Source_Text">org-mode</text:span> is just a markup format, you can actually use any text editor to write text in <text:span text:style-name="Source_Text">org-mode</text:span> markup. However, <text:span text:style-name="Source_Text">emacs</text:span> has the best support for it. If you insist on using different text editor than <text:span text:style-name="Source_Text">emacs</text:span>, some alternatives would be <text:span text:style-name="Source_Text">vim</text:span> or <text:span text:style-name="Source_Text">neovim</text:span> , <text:span text:style-name="Source_Text">atom</text:span> or <text:span text:style-name="Source_Text">notepad++</text:span> . In that case, you can skip chapters %%chapter references to chapters about%% <text:span text:style-name="Source_Text">emacs</text:span> %%and%% <text:span text:style-name="Source_Text">doom emacs</text:span> %%command shortcuts%%, which are focused on specifics of working with <text:span text:style-name="Source_Text">emacs</text:span>. But for the full span of these blog posts, I will assume that you are using <text:span text:style-name="Source_Text">emacs</text:span> as a text editor.</text:p>
      <text:p text:style-name="Text_20_body">I have chosen <text:span text:style-name="Source_Text">org-mode</text:span> as format for technical writing because it allows great workflow management and is tightly integrated into <text:span text:style-name="Source_Text">emacs</text:span>. But it is a markup format that is best used for documentation source, not its “presentation” form.</text:p>
      <text:p text:style-name="Text_20_body">Nowadays most documentation has to be accessible from web, or must be compatible with web-based applications, which means we need our documentation in html format. Often is very handy having access to offline documentation, for which is best choice the pdf format. I personally have been facing requirements to provide documentation also in <text:span text:style-name="Source_Text">.docx</text:span> or <text:span text:style-name="Source_Text">.odt</text:span> formats.</text:p>
      <text:h text:style-name="Heading_20_1" text:outline-level="1"><text:bookmark-start text:name="basics-of-version-control-with-git"/>Basics of Version Control with Git<text:bookmark-end text:name="basics-of-version-control-with-git"/></text:h>
      <text:p text:style-name="First_20_paragraph">When you start a technical writing project, you can easily go by with an folder in your PC and thats it. But as the project grows, or you meet with more requirements from the client (maybe like to add another document format), you might wish to be able to test things out, or to comfortably revert from one state of things to another. That can be managed within folders, but sooner or later it will become clumsy and error prone. Other thing is, that client might straight from the beginning want you to contribute to some versioning system, to keep the manual in sync with current version of the software.</text:p>
      <text:p text:style-name="Text_20_body">For those cases, you will have to use a version control system. Nowadays, the absolutely most used one is <text:span text:style-name="Source_Text">git</text:span>. <text:span text:style-name="Source_Text">git</text:span> is by definition “ ” . How does it work? Software acting as version control is checking your files each time it is invoked, storing changes that have been made to those files in its own database. That way, you can revert to any previously recorded state of those files.</text:p>
      <text:p text:style-name="Text_20_body">Now the “distributed” part means that the whole system does not have a central server (like it is with ), but everything from the repository is mirrored to client local PC, even file history. This decentralized model brings more reliability, since if the server would went out of operation, the full repository can be revived from another clone. Also, these systems cope very well with multiple repository instances, so you can collaborate on your project easily with more people.</text:p>
      <text:p text:style-name="Text_20_body">One of those is <text:span text:style-name="Source_Text">git</text:span>. It is one of the most used today, maybe even THE most used . Especially in open source development.</text:p>
      <text:h text:style-name="Heading_20_2" text:outline-level="2"><text:bookmark-start text:name="sec:gitInANutshell"/><text:span text:style-name="Source_Text">git</text:span> in a nutshell<text:bookmark-end text:name="sec:gitInANutshell"/></text:h>
      <text:p text:style-name="First_20_paragraph">Little contrary to previous description of the version control systems, <text:span text:style-name="Source_Text">git</text:span> does not store changes to a file in time. Instead, <text:span text:style-name="Source_Text">git</text:span> is taking snapshots of the whole repository filesystem in each commit. If there were no changes to an particular file compared to previous commit, <text:span text:style-name="Source_Text">git</text:span> just stores reference to that file. <text:span text:style-name="Source_Text">git</text:span> have uses hashes. Everything in <text:span text:style-name="Source_Text">git</text:span> is checksummed with SHA-1 hash. SHA-1 hash is 40 character string consisting of hexadecimal characters (0 – 9 and a – f) and calculated based on the file contents. All of <text:span text:style-name="Source_Text">git</text:span> actions only add data. It takes an effort to make <text:span text:style-name="Source_Text">git</text:span> erase any data.</text:p>
      <text:p text:style-name="Text_20_body"><text:span text:style-name="Source_Text">git</text:span><text:span text:style-name="T1"> storing data as snapshots of the project over time, source: Pro Git Book, </text:span><text:span text:style-name="T1"> </text:span></text:p>
      <text:p text:style-name="Text_20_body"><text:span text:style-name="Source_Text">git</text:span> recognizes three states of files: <text:span text:style-name="T1">modified</text:span>, <text:span text:style-name="T1">staged</text:span> and <text:span text:style-name="T1">committed</text:span>. <text:bookmark text:name="target:gitFileStates"/></text:p>
      <text:list text:style-name="L1">
        <text:list-item>
          <text:p text:style-name="P1">modified means that you have changed the file but have not committed it to your database yet.</text:p>
        </text:list-item>
        <text:list-item>
          <text:p text:style-name="P1">staged means that you have marked a modified file in its current version to go into your next commit snapshot</text:p>
        </text:list-item>
        <text:list-item>
          <text:p text:style-name="P1">committed means that the data is safely stored in your local database</text:p>
        </text:list-item>
      </text:list>
      <text:p text:style-name="First_20_paragraph"><text:span text:style-name="Source_Text">git</text:span> representation of the project has three main parts:</text:p>
      <text:list text:style-name="L2">
        <text:list-item>
          <text:p text:style-name="P2">working directory (project files currently on local PC)</text:p>
        </text:list-item>
        <text:list-item>
          <text:p text:style-name="P2">staging area (file that stores information about staged files)</text:p>
        </text:list-item>
        <text:list-item>
          <text:p text:style-name="P2"><text:span text:style-name="Source_Text">.git</text:span> directory (stores database of all the objects in your project)</text:p>
        </text:list-item>
      </text:list>
      <text:p text:style-name="First_20_paragraph"><text:span text:style-name="T1">Main parts of </text:span><text:span text:style-name="Source_Text">git</text:span><text:span text:style-name="T1"> project repository, source: Pro Git Book, </text:span><text:span text:style-name="T1"> </text:span></text:p>
      <text:p text:style-name="Text_20_body">Basic <text:span text:style-name="Source_Text">git</text:span> workflow can be something like this:</text:p>
      <text:list text:style-name="L3">
        <text:list-item>
          <text:p text:style-name="P3">You modify files in your working directory (working tree)</text:p>
        </text:list-item>
        <text:list-item>
          <text:p text:style-name="P3">you selectively stage those changes that you want to be part of your next commit. Only those changes are added to the staging area</text:p>
        </text:list-item>
        <text:list-item>
          <text:p text:style-name="P3">you commit those changes</text:p>
        </text:list-item>
      </text:list>
      <text:p text:style-name="First_20_paragraph">Committing clears the staging area and uses its content to create new snapshot of your working tree. This snapshot is stored in your <text:span text:style-name="Source_Text">.git</text:span> directory.</text:p>
      <text:h text:style-name="Heading_20_2" text:outline-level="2"><text:bookmark-start text:name="how-to-get-git"/>How to get <text:span text:style-name="Source_Text">git</text:span><text:bookmark-end text:name="how-to-get-git"/></text:h>
      <text:p text:style-name="First_20_paragraph">For getting <text:span text:style-name="Source_Text">git</text:span> on GNU/Linux I would recommend using your distribution package manager. The package will be most probably named “git,” so for example with <text:span text:style-name="Source_Text">apt</text:span> package manager on Ubuntu or other debian based GNU/Linux distribution the command would be:</text:p>
      <text:p text:style-name="P4">sudo apt-get install git</text:p>
      <text:p text:style-name="First_20_paragraph">The other installation option is compiling <text:span text:style-name="Source_Text">git</text:span> from source code, but that could be for a little bit advanced users.</text:p>
      <text:p text:style-name="Text_20_body">After the installation you can check whether <text:span text:style-name="Source_Text">git</text:span> is working or not. As with most programs, you can use following command:</text:p>
      <text:p text:style-name="P5">git --version</text:p>
      <text:p text:style-name="First_20_paragraph">If you get <text:span text:style-name="Source_Text">git</text:span> version info on the terminal without any error, you are good to go.</text:p>
      <text:h text:style-name="Heading_20_2" text:outline-level="2"><text:bookmark-start text:name="basic-setup"/>Basic setup<text:bookmark-end text:name="basic-setup"/></text:h>
      <text:p text:style-name="First_20_paragraph"><text:span text:style-name="Source_Text">git</text:span> has its own tool for configuring. You can execute it with command <text:span text:style-name="Source_Text">git config</text:span>. <text:span text:style-name="Source_Text">git</text:span> configuration is divided in three layers: <text:span text:style-name="T1">system</text:span>, <text:span text:style-name="T1">global</text:span> and <text:span text:style-name="T1">local</text:span>.</text:p>
      <text:list text:style-name="L4">
        <text:list-item>
          <text:p text:style-name="P6"><text:span text:style-name="T1">system</text:span>: located in <text:span text:style-name="Source_Text">/etc/gitconfig</text:span> file, requires admin rights to allow any modification. It is accessed via command:</text:p>
          <text:p text:style-name="P7">git config --system</text:p>
        </text:list-item>
        <text:list-item>
          <text:p text:style-name="P6"><text:span text:style-name="T1">global</text:span>: located in <text:span text:style-name="Source_Text">~/.gitconfig</text:span> or in <text:span text:style-name="Source_Text">~/.config/git/config</text:span> files is configuration for current user. It is accessed va command:</text:p>
          <text:p text:style-name="P8">git config --global</text:p>
        </text:list-item>
        <text:list-item>
          <text:p text:style-name="P6"><text:span text:style-name="T1">local</text:span>: located in <text:span text:style-name="Source_Text">.git/config</text:span> file in project repository. It is accessed via command:</text:p>
          <text:p text:style-name="P9">git config --local</text:p>
        </text:list-item>
      </text:list>
      <text:p text:style-name="First_20_paragraph">You can view your current settings with this command:</text:p>
      <text:p text:style-name="P10">git config --list --show-origin</text:p>
      <text:p text:style-name="First_20_paragraph">or you can view value of specific configuration variable with command:</text:p>
      <text:p text:style-name="P11">git config &lt;variable.name&gt;</text:p>
      <text:p text:style-name="First_20_paragraph">If you didn’t set any <text:span text:style-name="Source_Text">git</text:span> configuration variables before, it might return nothing. You can set <text:span text:style-name="Source_Text">git</text:span> configuration variables with those commands:</text:p>
      <text:p text:style-name="P12">git config --global user.name "John Doe"</text:p>
      <text:p text:style-name="First_20_paragraph">List of all <text:span text:style-name="Source_Text">git</text:span> configuration variables can be accessed via <text:span text:style-name="Source_Text">--help</text:span> flag:</text:p>
      <text:p text:style-name="P13">git config --help</text:p>
      <text:h text:style-name="Heading_20_2" text:outline-level="2"><text:bookmark-start text:name="first-git-repository"/>First <text:span text:style-name="Source_Text">git</text:span> repository<text:bookmark-end text:name="first-git-repository"/></text:h>
      <text:p text:style-name="First_20_paragraph">You can get a <text:span text:style-name="Source_Text">git</text:span> repository in two ways:</text:p>
      <text:list text:style-name="L5">
        <text:list-item>
          <text:p text:style-name="P14"><text:span text:style-name="T1">clone</text:span> an already <text:span text:style-name="T1">existing</text:span> repository using its web url address, for example like so:</text:p>
          <text:p text:style-name="P14">%%přidat git clone odkaz na repositář projektu%%</text:p>
          <text:p text:style-name="P14">which is actually the repository of this blog and full book releases of this blog.</text:p>
        </text:list-item>
        <text:list-item>
          <text:p text:style-name="P14">you can <text:span text:style-name="T1">create one</text:span> yourself on your local PC. To do that, go into your project folder and type command</text:p>
          <text:p text:style-name="P15">git init</text:p>
        </text:list-item>
      </text:list>
      <text:p text:style-name="First_20_paragraph">Using any of these options you get <text:span text:style-name="Source_Text">.git</text:span> folder added to your project folder. This folder contains all of the <text:span text:style-name="Source_Text">git</text:span> files necessary to maintain version control over your project. But only by initializing <text:span text:style-name="Source_Text">git</text:span> repository doesn’t make anything tracked by <text:span text:style-name="Source_Text">git</text:span>. There are more steps to achieve that.</text:p>
      <text:p text:style-name="Text_20_body">First, you have to add files, that you want to have tracked, to the initialized repository. For example:</text:p>
      <text:p text:style-name="P16">git add *.org</text:p>
      <text:p text:style-name="First_20_paragraph">which adds to initialized <text:span text:style-name="Source_Text">git</text:span> repository all <text:span text:style-name="Source_Text">.org</text:span> files for version control. By issuing <text:span text:style-name="Source_Text">git add</text:span> command, those files get only into staging area (as described in <text:a xlink:type="simple" xlink:href="#sec:gitInANutshell" office:name=""><text:span text:style-name="Definition">previous section</text:span></text:a>). After adding the files, you have to commit them:</text:p>
      <text:p text:style-name="P17">git commit -m "Initial commit."</text:p>
      <text:p text:style-name="First_20_paragraph">That also means, that you can have in the project folder also files that are not tracked by <text:span text:style-name="Source_Text">git</text:span>. <text:span text:style-name="Source_Text">git</text:span> doesnt mind. Until you <text:span text:style-name="T1">add</text:span> them to <text:span text:style-name="Source_Text">git</text:span> tracking that is.</text:p>
      <text:h text:style-name="Heading_20_2" text:outline-level="2"><text:bookmark-start text:name="working-with-git-repository"/>Working with <text:span text:style-name="Source_Text">git</text:span> repository<text:bookmark-end text:name="working-with-git-repository"/></text:h>
      <text:p text:style-name="First_20_paragraph">Basic workflow with <text:span text:style-name="Source_Text">git</text:span> could be described as follows:</text:p>
      <text:p text:style-name="Text_20_body">As you work with your project files, you modify them. If you have added them to <text:span text:style-name="Source_Text">git</text:span> tracking, <text:span text:style-name="Source_Text">git</text:span> sees them as <text:span text:style-name="T1">modified</text:span>, because you changed them from last commit. When you want to make another “version,” or project snapshot, you can selectively add each modified file with <text:span text:style-name="Source_Text">git add</text:span>, or you can use <text:span text:style-name="Source_Text">--all</text:span> flag to add all modified files to <text:span text:style-name="Source_Text">git</text:span> staging area. <text:span text:style-name="Source_Text">git add</text:span> command is multipurpose command, so you will definitely use it a lot. Finally, you <text:span text:style-name="T1">commit</text:span> all the staged files to <text:span text:style-name="Source_Text">git</text:span> with <text:span text:style-name="Source_Text">git commit -m "Informative message."</text:span> to create new snapshot of files tracked by <text:span text:style-name="Source_Text">git</text:span>.</text:p>
      <text:p text:style-name="Text_20_body"><text:span text:style-name="Source_Text">git</text:span><text:span text:style-name="T1"> workflow and file status changes as you work with them, source: Pro Git Book, </text:span><text:span text:style-name="T1"> </text:span></text:p>
      <text:h text:style-name="Heading_20_2" text:outline-level="2"><text:bookmark-start text:name="checking-file-status-in-git-repository"/>Checking file status in <text:span text:style-name="Source_Text">git</text:span> repository<text:bookmark-end text:name="checking-file-status-in-git-repository"/></text:h>
      <text:p text:style-name="First_20_paragraph">The main command to find out status of all the files in your repository, that means whether they are <text:span text:style-name="T1">untracked</text:span>, <text:span text:style-name="T1">modified</text:span>, <text:span text:style-name="T1">staged</text:span>, or in-sync with git repository snapshot; as defined <text:a xlink:type="simple" xlink:href="target:gitFileStates" office:name=""><text:span text:style-name="Definition">above</text:span></text:a>.</text:p>
      <text:p text:style-name="P18">git status</text:p>
      <text:p text:style-name="First_20_paragraph">Output message of this command should inform you which branch you are using, about its state compared to the <text:span text:style-name="T1">default branch</text:span> and about state of files in repository – whether there are any <text:span text:style-name="T1">staged</text:span>, or <text:span text:style-name="T1">modified</text:span> files that can be staged or <text:span text:style-name="T1">untracked</text:span> files that are not managed by <text:span text:style-name="Source_Text">git</text:span>.</text:p>
      <text:p text:style-name="Text_20_body">There is also short form of the <text:span text:style-name="Source_Text">git</text:span> status report, that is invoked with command <text:span text:style-name="Source_Text">git status --short</text:span> or <text:span text:style-name="Source_Text">git status -s</text:span> that outputs abbreviated information about your <text:span text:style-name="Source_Text">git</text:span> repository. In front of every file name is status identifier for staging area and current worktree. These identifiers have following meaning:</text:p>
      <text:list text:style-name="L6">
        <text:list-item>
          <text:p text:style-name="P19"><text:span text:style-name="Source_Text">??</text:span> : signals that file is not tracked by <text:span text:style-name="Source_Text">git</text:span>, therefore its state is unknown to <text:span text:style-name="Source_Text">git</text:span></text:p>
        </text:list-item>
        <text:list-item>
          <text:p text:style-name="P19"><text:span text:style-name="Source_Text">A</text:span> : means tht file was added to the staging area</text:p>
        </text:list-item>
        <text:list-item>
          <text:p text:style-name="P19"><text:span text:style-name="Source_Text">M</text:span> : file was modified</text:p>
        </text:list-item>
      </text:list>
      <text:p text:style-name="First_20_paragraph">For example, identifier <text:span text:style-name="Source_Text">MM</text:span> means that file was modified, staged and then modified again before committing previous changes.</text:p>
      <text:h text:style-name="Heading_20_2" text:outline-level="2"><text:bookmark-start text:name="adding-files-to-git-tracking"/>Adding files to <text:span text:style-name="Source_Text">git</text:span> tracking<text:bookmark-end text:name="adding-files-to-git-tracking"/></text:h>
      <text:p text:style-name="First_20_paragraph">In order to begin tracking new file you have to <text:span text:style-name="T1">add</text:span> it to <text:span text:style-name="Source_Text">git</text:span> tracking list via <text:span text:style-name="Source_Text">git add</text:span> command. For example, if you want t start tracking file <text:span text:style-name="Source_Text">test.org</text:span>, you would issue following command in terminal:</text:p>
      <text:p text:style-name="P20">git add test.org</text:p>
      <text:p text:style-name="First_20_paragraph">If you run <text:span text:style-name="Source_Text">git status</text:span> command again in the repository, you get information about new file being added to <text:span text:style-name="Source_Text">git</text:span> tracking in output, section “Changes to be committed.” If you specify directory name to <text:span text:style-name="Source_Text">git add</text:span> command all the files in thee directory are added recursively to <text:span text:style-name="Source_Text">git</text:span> tracking.</text:p>
      <text:h text:style-name="Heading_20_2" text:outline-level="2"><text:bookmark-start text:name="staging-and-committing-modified-files-in-git"/>Staging and committing modified files in <text:span text:style-name="Source_Text">git</text:span><text:bookmark-end text:name="staging-and-committing-modified-files-in-git"/></text:h>
      <text:p text:style-name="First_20_paragraph">Modify a file that is already tracked by <text:span text:style-name="Source_Text">git</text:span> and check output of <text:span text:style-name="Source_Text">git status</text:span> command output:</text:p>
      <text:p text:style-name="Text_20_body">%%Nejlepší by bylo zde dát příklad.%%</text:p>
      <text:p text:style-name="Text_20_body"><text:span text:style-name="Source_Text">git</text:span> informs you that there is a modified file that is not staged for commit. Lets remedy that by putting it into staging area with command <text:span text:style-name="Source_Text">git add</text:span>. As was stated already, <text:span text:style-name="Source_Text">git add</text:span> command has multiple use cases. All of them lead to adding file in its current state to <text:span text:style-name="Source_Text">git</text:span> staging area. If the file is <text:span text:style-name="T1">untracked</text:span>, after commit is part of next and following project snapshots, until removed. If <text:span text:style-name="T1">added</text:span> file is already <text:span text:style-name="T1">tracked</text:span>, <text:span text:style-name="Source_Text">git</text:span> puts its contents again into staging area for next commit.</text:p>
      <text:p text:style-name="P21">git add test.org</text:p>
      <text:p text:style-name="First_20_paragraph">After adding file to the next future repository snapshot you have to create that snapshot with <text:span text:style-name="Source_Text">git commit</text:span> command.</text:p>
      <text:h text:style-name="Heading_20_2" text:outline-level="2"><text:bookmark-start text:name="setting-ignored-files-to-git"/>Setting ignored files to <text:span text:style-name="Source_Text">git</text:span><text:bookmark-end text:name="setting-ignored-files-to-git"/></text:h>
      <text:p text:style-name="First_20_paragraph">It might happen that you dont want to have some type of files tracked by <text:span text:style-name="Source_Text">git</text:span>, for example some log files or files that are created during your build process and are not part of the final release. When we get to talking about , you will notice that generates pretty big number of build files that are needed to create resulting pdf, but that are not needed for reading it. For this occasion there is <text:span text:style-name="Source_Text">.gitignore</text:span> file.</text:p>
      <text:p text:style-name="Text_20_body">%%Záložka: str. 31%%</text:p>
      <text:h text:style-name="Heading_20_2" text:outline-level="2"><text:bookmark-start text:name="file-operations-in-git-repository"/>File operations in <text:span text:style-name="Source_Text">git</text:span> repository<text:bookmark-end text:name="file-operations-in-git-repository"/></text:h>
      <text:h text:style-name="Heading_20_2" text:outline-level="2"><text:bookmark-start text:name="disclaimer"/>Disclaimer<text:bookmark-end text:name="disclaimer"/></text:h>
      <text:p text:style-name="First_20_paragraph">This chapter was written with heavy support of Pro Git book, see </text:p>
      <text:h text:style-name="Heading_20_1" text:outline-level="1"><text:bookmark-start text:name="export-from-org-mode-to-basics"/>Export from org-mode to  – basics<text:bookmark-end text:name="export-from-org-mode-to-basics"/></text:h>
      <text:p text:style-name="First_20_paragraph">%%– any text –%%</text:p>
      <text:h text:style-name="Heading_20_2" text:outline-level="2"><text:bookmark-start text:name="customizing-export-from-org-mode-to"/>Customizing export from org-mode to <text:bookmark-end text:name="customizing-export-from-org-mode-to"/></text:h>
      <text:p text:style-name="First_20_paragraph">%%– any introductive text –%%</text:p>
      <text:p text:style-name="Text_20_body">I like to use KOMA-script classes, because they have a lot more customization features and very accessible documentation. However, exporting to KOMA-script classes from <text:span text:style-name="Source_Text">org-mode</text:span> is not supported out of the box. To be able to use this document class you have to modify <text:span text:style-name="Source_Text">org-latex-classes</text:span> defined in <text:span text:style-name="Source_Text">ox-latex.el</text:span>. In standard Emacs, it would be done with this function !!napiš něco lepšího než tuhle větu!!:</text:p>
      <text:p text:style-name="P22">(with-eval-after-load 'ox-latex</text:p>
      <text:p text:style-name="P23"><text:s text:c="3"/>(add-to-list 'org-latex-classes</text:p>
      <text:p text:style-name="P24"><text:s text:c="13"/>'("scrbook</text:p>
      <text:p text:style-name="P25"><text:s text:c="15"/>"\\documentclass{scrbook}"</text:p>
      <text:p text:style-name="P26"><text:s text:c="11"/>[NO-DEFAULT-PACKAGES]</text:p>
      <text:p text:style-name="P27"><text:s text:c="11"/>[PACKAGES]</text:p>
      <text:p text:style-name="P28"><text:s text:c="11"/>[EXTRA]"</text:p>
      <text:p text:style-name="P29"><text:s text:c="15"/>("\\chapter{%s}" . "\\chapter*{%s}")</text:p>
      <text:p text:style-name="P30"><text:s text:c="15"/>("\\section{%s}" . "\\section*{%s}")</text:p>
      <text:p text:style-name="P31"><text:s text:c="15"/>("\\subsection{%s}" . "\\subsection*{%s}")</text:p>
      <text:p text:style-name="P32"><text:s text:c="15"/>("\\subsubsection{%s}" . "\\subsubsection*{%s}")</text:p>
      <text:p text:style-name="P33"><text:s text:c="15"/>("\\paragraph{%s}" . "\\paragraph*{%s}")</text:p>
      <text:p text:style-name="P34"><text:s text:c="15"/>("\\subparagraph{%s}" . "\\subparagraph*{%s}"))))</text:p>
      <text:p text:style-name="First_20_paragraph">Doom Emacs requires only slight modification to this by using <text:span text:style-name="Source_Text">after!</text:span> %%?macro?%% instead of <text:span text:style-name="Source_Text">with-eval-after-load</text:span> function, so code in our personal <text:span text:style-name="Source_Text">~/.doom.d/config.el</text:span> will be:</text:p>
      <text:p text:style-name="P35">(after! 'ox-latex</text:p>
      <text:p text:style-name="P36"><text:s text:c="3"/>(add-to-list 'org-latex-classes</text:p>
      <text:p text:style-name="P37"><text:s text:c="13"/>'("scrbook</text:p>
      <text:p text:style-name="P38"><text:s text:c="15"/>"\\documentclass{scrbook}"</text:p>
      <text:p text:style-name="P39"><text:s text:c="11"/>[NO-DEFAULT-PACKAGES]</text:p>
      <text:p text:style-name="P40"><text:s text:c="11"/>[PACKAGES]</text:p>
      <text:p text:style-name="P41"><text:s text:c="11"/>[EXTRA]"</text:p>
      <text:p text:style-name="P42"><text:s text:c="15"/>("\\chapter{%s}" . "\\chapter*{%s}")</text:p>
      <text:p text:style-name="P43"><text:s text:c="15"/>("\\section{%s}" . "\\section*{%s}")</text:p>
      <text:p text:style-name="P44"><text:s text:c="15"/>("\\subsection{%s}" . "\\subsection*{%s}")</text:p>
      <text:p text:style-name="P45"><text:s text:c="15"/>("\\subsubsection{%s}" . "\\subsubsection*{%s}")</text:p>
      <text:p text:style-name="P46"><text:s text:c="15"/>("\\paragraph{%s}" . "\\paragraph*{%s}")</text:p>
      <text:p text:style-name="P47"><text:s text:c="15"/>("\\subparagraph{%s}" . "\\subparagraph*{%s}"))))</text:p>
      <text:p text:style-name="First_20_paragraph">%%– testing the function interactively –%%</text:p>
      <text:p text:style-name="Text_20_body">Now, when we have working interactive export setup, we can move to incorporating that in our <text:span text:style-name="Source_Text">makefile</text:span>. This will give us the opportunity to automate whole exporting process. Emacs has nice feature, that allows to run it in batch mode, that is non-interactively, just for evaluating some elisp:</text:p>
      <text:p text:style-name="P48">emacs --batch --eval="(require 'foo)"</text:p>
      <text:p text:style-name="First_20_paragraph">This can be used to evaluate exporting function defined in <text:span text:style-name="Source_Text">ox-latex.el</text:span> that governs export from <text:span text:style-name="Source_Text">org-mode</text:span> to  – <text:span text:style-name="Source_Text">org-latex-export-to-latex</text:span>:</text:p>
      <text:p text:style-name="Text_20_body">%%–upravit název org-mode souboru–%%</text:p>
      <text:p text:style-name="P49">emacs test.org --batch -f org-latex-export-to-latex --kill</text:p>
      <text:p text:style-name="First_20_paragraph">%%blíže vysvětlit <text:span text:style-name="Source_Text">-f</text:span> a <text:span text:style-name="Source_Text">--kill</text:span> flags%%</text:p>
      <text:p text:style-name="Text_20_body">However, with Doom Emacs there is additional hoop to be overtaken, that is, Doom Emacs make it a little bit harder to run Emacs in batch mode, because in batch mode Doom Emacs doesnt load any user configuration. That means you have to load it manually:</text:p>
      <text:p text:style-name="P50">emacs --batch -l ~/.doom.d/config.el -f org-latex-export-to-latex --kill</text:p>
      <text:p text:style-name="First_20_paragraph">If you try to do this with your current <text:span text:style-name="Source_Text">~/.doom.d/config.el</text:span>, you probably end up with some kind of error about unknown function, in my case it was <text:span text:style-name="Source_Text">after!</text:span> %%?macro?%%. I have found that the easiest option is actually to put this “batch mode configuration” into separate file. Lets name it <text:span text:style-name="Source_Text">latexExportConfig.el</text:span> and put it to our other Doom Emacs configuration files into <text:span text:style-name="Source_Text">~/.doom.d</text:span> folder.</text:p>
      <text:p text:style-name="Text_20_body">Now we can simply load this file instead of our full Doom Emacs config:</text:p>
      <text:p text:style-name="P51">emacs --batch -l ~/.doom.d/latexExportConfig.el -f org-latex-export-to-latex --kill</text:p>
      <text:p text:style-name="First_20_paragraph">and %%it <text:span text:style-name="T2">should</text:span> work (TM) :)%%</text:p>
      <text:h text:style-name="Heading_20_2" text:outline-level="2"><text:bookmark-start text:name="resources"/>Resources<text:bookmark-end text:name="resources"/></text:h>
      <text:list text:style-name="L7">
        <text:list-item>
          <text:p text:style-name="P52">Emacs Wiki: %%odkaz na Batch mode na Emacs Wiki%%</text:p>
        </text:list-item>
        <text:list-item>
          <text:p text:style-name="P52">various Stack Exchange questions and answers: %%Odkaz na general Stack Exchange a na Emacs Stack Exchan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Org-mode and Pandoc for Technical Writing</dc:title>
    <dc:description/>
    <dc:subject/>
    <meta:keyword/>
    <meta:initial-creator>Tomáš Kruliš</meta:initial-creator>
    <dc:creator>Tomáš Kruliš</dc:creator>
    <meta:creation-date>2021-04-21T19:52:08Z</meta:creation-date>
    <dc:date>2021-04-21T19:52:08Z</dc:date>
    <meta:user-defined meta:name="date" meta:value-type="string">{{{TIME(%d. %m. %Y)}}}</meta:user-defined>
    <meta:user-defined meta:name="email" meta:value-type="string">krulis.tomas.tk@gmail.com</meta:user-defined>
    <meta:user-defined meta:name="fontsize" meta:value-type="string">11pt</meta:user-defined>
    <meta:user-defined meta:name="papersize" meta:value-type="string">a4</meta:user-defined>
  </office:meta>
</office:document-meta>
</file>